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2.234cm" fo:min-width="0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Padrão">
        <draw:polygon draw:style-name="gr1" draw:text-style-name="P1" draw:layer="layout" svg:width="10.199cm" svg:height="5.699cm" svg:x="12.2cm" svg:y="6.1cm" svg:viewBox="0 0 10200 5700" draw:points="0,2100 4000,0 10200,3500 6100,5700">
          <text:p/>
        </draw:polygon>
        <draw:polygon draw:style-name="gr2" draw:text-style-name="P2" draw:layer="layout" svg:width="10.899cm" svg:height="5.899cm" svg:x="12.8cm" svg:y="5cm" svg:viewBox="0 0 10900 5900" draw:points="0,2100 4600,0 10900,3800 6600,5900">
          <text:p/>
        </draw:polygon>
        <draw:polygon draw:style-name="gr2" draw:text-style-name="P2" draw:layer="layout" svg:width="10.999cm" svg:height="5.999cm" svg:x="12.8cm" svg:y="0.2cm" svg:viewBox="0 0 11000 6000" draw:points="4500,0 11000,3800 6600,6000 0,2100">
          <text:p/>
        </draw:polygon>
        <draw:polygon draw:style-name="gr2" draw:text-style-name="P2" draw:layer="layout" svg:width="6.499cm" svg:height="8.599cm" svg:x="17.3cm" svg:y="0.2cm" svg:viewBox="0 0 6500 8600" draw:points="6400,8600 6500,3800 0,0 100,4800">
          <text:p/>
        </draw:polygon>
        <draw:polygon draw:style-name="gr3" draw:text-style-name="P2" draw:layer="layout" svg:width="4.599cm" svg:height="6.899cm" svg:x="12.8cm" svg:y="0.2cm" svg:viewBox="0 0 4600 6900" draw:points="0,6900 4600,4700 4500,0 0,2100">
          <text:p/>
        </draw:polygon>
        <draw:polygon draw:style-name="gr1" draw:text-style-name="P1" draw:layer="layout" svg:width="10.199cm" svg:height="5.699cm" svg:x="0.6cm" svg:y="6.1cm" svg:viewBox="0 0 10200 5700" draw:points="0,2100 4000,0 10200,3500 6100,5700">
          <text:p/>
        </draw:polygon>
        <draw:g>
          <draw:polygon draw:style-name="gr1" draw:text-style-name="P1" draw:layer="layout" svg:width="1.399cm" svg:height="0.899cm" svg:x="3.7cm" svg:y="3.5cm" svg:viewBox="0 0 1400 900" draw:points="0,400 700,0 1400,500 700,900">
            <text:p/>
          </draw:polygon>
          <draw:polygon draw:style-name="gr1" draw:text-style-name="P1" draw:layer="layout" svg:width="0.699cm" svg:height="4.699cm" svg:x="3.7cm" svg:y="3.9cm" svg:viewBox="0 0 700 4700" draw:points="0,0 700,500 700,4700 0,4200">
            <text:p/>
          </draw:polygon>
          <draw:polygon draw:style-name="gr1" draw:text-style-name="P1" draw:layer="layout" svg:width="0.699cm" svg:height="4.599cm" svg:x="4.4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3.4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3.4cm" svg:y="6cm" svg:viewBox="0 0 700 1100" draw:points="0,0 700,400 700,1100 0,700">
            <text:p/>
          </draw:polygon>
          <draw:polygon draw:style-name="gr1" draw:text-style-name="P1" draw:layer="layout" svg:width="4.299cm" svg:height="2.999cm" svg:x="4.1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4.3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4.3cm" svg:y="1.9cm" svg:viewBox="0 0 5100 3700" draw:points="0,0 5100,3300 5100,3700 0,500">
            <text:p/>
          </draw:polygon>
          <draw:polygon draw:style-name="gr1" draw:text-style-name="P1" draw:layer="layout" svg:width="0.399cm" svg:height="0.699cm" svg:x="9.4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9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9cm" svg:y="5.5cm" svg:viewBox="0 0 800 1000" draw:points="0,0 800,600 800,1000 0,400">
            <text:p/>
          </draw:polygon>
          <draw:polygon draw:style-name="gr1" draw:text-style-name="P1" draw:layer="layout" svg:width="0.299cm" svg:height="0.599cm" svg:x="9.8cm" svg:y="5.9cm" svg:viewBox="0 0 300 600" draw:points="0,600 300,400 300,0 0,200">
            <text:p/>
          </draw:polygon>
          <draw:polygon draw:style-name="gr1" draw:text-style-name="P1" draw:layer="layout" svg:width="0.299cm" svg:height="0.599cm" svg:x="10.8cm" svg:y="5.2cm" svg:viewBox="0 0 300 600" draw:points="0,200 0,600 300,400 300,0">
            <text:p/>
          </draw:polygon>
          <draw:polygon draw:style-name="gr1" draw:text-style-name="P1" draw:layer="layout" svg:width="0.499cm" svg:height="0.799cm" svg:x="10.3cm" svg:y="5cm" svg:viewBox="0 0 500 800" draw:points="500,800 0,400 0,0 500,400">
            <text:p/>
          </draw:polygon>
          <draw:polygon draw:style-name="gr1" draw:text-style-name="P1" draw:layer="layout" svg:width="0.699cm" svg:height="0.699cm" svg:x="9.6cm" svg:y="5cm" svg:viewBox="0 0 700 700" draw:points="0,500 700,0 700,400 300,700">
            <text:p/>
          </draw:polygon>
        </draw:g>
        <draw:custom-shape draw:style-name="gr4" draw:text-style-name="P3" draw:layer="layout" svg:width="0.4cm" svg:height="3.1cm" svg:x="2.7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4cm" svg:height="3.1cm" draw:transform="rotate (2.08235233055443) translate (5.546cm 7.157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4cm" svg:height="3.1cm" draw:transform="rotate (1.00827670887712) translate (6.8cm 2.83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polygon draw:style-name="gr1" draw:text-style-name="P1" draw:layer="layout" svg:width="1.399cm" svg:height="0.899cm" svg:x="15.3cm" svg:y="3.5cm" svg:viewBox="0 0 1400 900" draw:points="0,400 700,0 1400,500 700,900">
            <text:p/>
          </draw:polygon>
          <draw:polygon draw:style-name="gr1" draw:text-style-name="P1" draw:layer="layout" svg:width="0.699cm" svg:height="4.699cm" svg:x="15.3cm" svg:y="3.9cm" svg:viewBox="0 0 700 4700" draw:points="0,0 700,500 700,4700 0,4200">
            <text:p/>
          </draw:polygon>
          <draw:polygon draw:style-name="gr1" draw:text-style-name="P1" draw:layer="layout" svg:width="0.699cm" svg:height="4.599cm" svg:x="16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15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15cm" svg:y="6cm" svg:viewBox="0 0 700 1100" draw:points="0,0 700,400 700,1100 0,700">
            <text:p/>
          </draw:polygon>
          <draw:polygon draw:style-name="gr1" draw:text-style-name="P1" draw:layer="layout" svg:width="4.299cm" svg:height="2.999cm" svg:x="15.7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15.9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15.9cm" svg:y="1.9cm" svg:viewBox="0 0 5100 3700" draw:points="0,0 5100,3300 5100,3700 0,500">
            <text:p/>
          </draw:polygon>
          <draw:polygon draw:style-name="gr1" draw:text-style-name="P1" draw:layer="layout" svg:width="0.399cm" svg:height="0.699cm" svg:x="21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20.6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20.6cm" svg:y="5.5cm" svg:viewBox="0 0 800 1000" draw:points="0,0 800,600 800,1000 0,400">
            <text:p/>
          </draw:polygon>
          <draw:polygon draw:style-name="gr1" draw:text-style-name="P1" draw:layer="layout" svg:width="0.299cm" svg:height="0.599cm" svg:x="21.4cm" svg:y="5.9cm" svg:viewBox="0 0 300 600" draw:points="0,600 300,400 300,0 0,200">
            <text:p/>
          </draw:polygon>
          <draw:polygon draw:style-name="gr1" draw:text-style-name="P1" draw:layer="layout" svg:width="0.299cm" svg:height="0.599cm" svg:x="22.4cm" svg:y="5.2cm" svg:viewBox="0 0 300 600" draw:points="0,200 0,600 300,400 300,0">
            <text:p/>
          </draw:polygon>
          <draw:polygon draw:style-name="gr1" draw:text-style-name="P1" draw:layer="layout" svg:width="0.499cm" svg:height="0.799cm" svg:x="21.9cm" svg:y="5cm" svg:viewBox="0 0 500 800" draw:points="500,800 0,400 0,0 500,400">
            <text:p/>
          </draw:polygon>
          <draw:polygon draw:style-name="gr1" draw:text-style-name="P1" draw:layer="layout" svg:width="0.699cm" svg:height="0.699cm" svg:x="21.2cm" svg:y="5cm" svg:viewBox="0 0 700 700" draw:points="0,500 700,0 700,400 300,700">
            <text:p/>
          </draw:polygon>
        </draw:g>
        <draw:polygon draw:style-name="gr2" draw:text-style-name="P2" draw:layer="layout" svg:width="6.599cm" svg:height="8.599cm" svg:x="12.8cm" svg:y="2.3cm" svg:viewBox="0 0 6600 8600" draw:points="6600,8600 6600,8500 6600,3800 0,0 0,48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09:58:33.951000000</meta:creation-date>
    <dc:date>2022-03-24T10:37:40.863000000</dc:date>
    <meta:editing-duration>PT22M45S</meta:editing-duration>
    <meta:editing-cycles>3</meta:editing-cycles>
    <meta:generator>LibreOffice/6.2.7.1$Windows_X86_64 LibreOffice_project/23edc44b61b830b7d749943e020e96f5a7df63bf</meta:generator>
    <meta:document-statistic meta:object-count="48"/>
  </office:meta>
</office:document-meta>
</file>